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9689in"/>
    </style:style>
    <style:style style:name="co3" style:family="table-column">
      <style:table-column-properties fo:break-before="auto" style:column-width="0.2091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0.2535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889in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598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ro1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2" style:family="table" style:master-page-name="Default">
      <style:table-properties table:display="true" style:writing-mode="lr-tb" table:tab-color="#729fcf"/>
    </style:style>
    <style:style style:name="ta3" style:family="table" style:master-page-name="PageStyle_5f_CPU_20_isa">
      <style:table-properties table:display="true" style:writing-mode="lr-tb" table:tab-color="#ddddd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fo:background-color="#f0a5a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none" fo:background-color="#cccccc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none" fo:background-color="#f0a5a5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fo:background-color="#ffe5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fo:background-color="#b6d7a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none" fo:background-color="#d9ead3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fo:background-color="#c9daf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none" fo:background-color="#9fc5e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0.74pt solid #000000" fo:background-color="#9fc5e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3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ackground-color="#fffff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fo:border-bottom="none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b6d7a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order-bottom="0.74pt solid #000000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none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2" style:family="graphic" style:parent-style-name="Note">
      <style:graphic-properties fo:min-height="0.4669in" loext:decorative="false"/>
      <style:paragraph-properties style:writing-mode="lr-tb"/>
    </style:style>
    <style:style style:name="gr3" style:family="graphic" style:parent-style-name="Note">
      <style:graphic-properties fo:min-height="0.1559in" loext:decorative="false"/>
      <style:paragraph-properties style:writing-mode="lr-tb"/>
    </style:style>
    <style:style style:name="gr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1079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5" style:family="graphic" style:parent-style-name="Note">
      <style:graphic-properties fo:min-height="0.6295in" loext:decorative="false"/>
      <style:paragraph-properties style:writing-mode="lr-tb"/>
    </style:style>
    <style:style style:name="gr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5555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1559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8" style:family="graphic" style:parent-style-name="Note">
      <style:graphic-properties fo:min-height="0.6681in" loext:decorative="false"/>
      <style:paragraph-properties style:writing-mode="lr-tb"/>
    </style:style>
    <style:style style:name="gr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3264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0" style:family="graphic" style:parent-style-name="Note">
      <style:graphic-properties fo:min-height="0.3114in" loext:decorative="false"/>
      <style:paragraph-properties style:writing-mode="lr-tb"/>
    </style:style>
    <style:style style:name="gr11" style:family="graphic" style:parent-style-name="Note">
      <style:graphic-properties fo:min-height="0.189in" loext:decorative="false"/>
      <style:paragraph-properties style:writing-mode="lr-tb"/>
    </style:style>
    <style:style style:name="gr1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8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193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711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52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169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7" style:family="graphic" style:parent-style-name="Note">
      <style:graphic-properties fo:min-height="0.1579in" loext:decorative="false"/>
      <style:paragraph-properties style:writing-mode="lr-tb"/>
    </style:style>
    <style:style style:name="gr18" style:family="graphic" style:parent-style-name="Note">
      <style:graphic-properties fo:min-height="0.5429in" loext:decorative="false"/>
      <style:paragraph-properties style:writing-mode="lr-tb"/>
    </style:style>
    <style:style style:name="P1" style:family="paragraph">
      <style:paragraph-properties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e1"/>
      <style:paragraph-properties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ydrogen ISA" table:style-name="ta3">
        <office:forms form:automatic-focus="false" form:apply-design-mode="false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7" table:number-columns-repeated="16" table:default-cell-style-name="ce21"/>
        <table:table-column table:style-name="co9" table:number-columns-repeated="7" table:default-cell-style-name="ce21"/>
        <table:table-column table:style-name="co6" table:number-columns-repeated="16354" table:default-cell-style-name="ce21"/>
        <table:table-column table:style-name="co6" table:number-columns-repeated="2" table:default-cell-style-name="Default"/>
        <table:table-row table:style-name="ro1">
          <table:table-cell table:style-name="ce12" table:number-columns-spanned="3" table:number-rows-spanned="2"/>
          <table:covered-table-cell table:number-columns-repeated="2" table:style-name="ce12"/>
          <table:table-cell table:style-name="ce51" office:value-type="string" calcext:value-type="string" table:number-columns-spanned="8" table:number-rows-spanned="1">
            <text:p>Byte 2</text:p>
          </table:table-cell>
          <table:covered-table-cell table:number-columns-repeated="6" table:style-name="ce50"/>
          <table:covered-table-cell table:style-name="ce78"/>
          <table:table-cell table:style-name="ce51" office:value-type="string" calcext:value-type="string" table:number-columns-spanned="8" table:number-rows-spanned="1">
            <text:p>Byte 2</text:p>
          </table:table-cell>
          <table:covered-table-cell table:number-columns-repeated="6" table:style-name="ce50"/>
          <table:covered-table-cell table:style-name="ce78"/>
          <table:table-cell table:style-name="ce12" table:number-columns-repeated="7"/>
          <table:table-cell table:number-columns-repeated="16356"/>
        </table:table-row>
        <table:table-row table:style-name="ro1">
          <table:covered-table-cell table:number-columns-repeated="3" table:style-name="ce12"/>
          <table:table-cell table:style-name="ce38" office:value-type="float" office:value="15" calcext:value-type="float">
            <text:p>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12" table:number-columns-repeated="7"/>
          <table:table-cell table:number-columns-repeated="16356"/>
        </table:table-row>
        <table:table-row table:style-name="ro1">
          <table:table-cell table:style-name="ce3" office:value-type="string" calcext:value-type="string" table:number-columns-spanned="3" table:number-rows-spanned="1">
            <text:p>Instruction</text:p>
          </table:table-cell>
          <table:covered-table-cell table:number-columns-repeated="2" table:style-name="ce38" office:value-type="float" office:value="15" calcext:value-type="float">
            <text:p>15</text:p>
          </table:covered-table-cell>
          <table:table-cell table:style-name="ce52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52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97" office:value-type="string" calcext:value-type="string" table:number-columns-spanned="7" table:number-rows-spanned="1">
            <text:p>Information</text:p>
          </table:table-cell>
          <table:covered-table-cell table:number-columns-repeated="5" table:style-name="ce100"/>
          <table:covered-table-cell table:style-name="ce104"/>
          <table:table-cell table:number-columns-repeated="16356"/>
        </table:table-row>
        <table:table-row table:style-name="ro1">
          <table:table-cell table:style-name="ce67" office:value-type="string" calcext:value-type="string">
            <text:p>#</text:p>
          </table:table-cell>
          <table:table-cell table:style-name="ce67" office:value-type="string" calcext:value-type="string">
            <text:p>Mnemonic</text:p>
          </table:table-cell>
          <table:table-cell table:style-name="ce67" office:value-type="string" calcext:value-type="string">
            <text:p>Description</text:p>
          </table:table-cell>
          <table:table-cell table:style-name="ce61" office:value-type="string" calcext:value-type="string" table:number-columns-spanned="5" table:number-rows-spanned="1">
            <text:p>Opcode</text:p>
          </table:table-cell>
          <table:covered-table-cell table:number-columns-repeated="3" table:style-name="ce55"/>
          <table:covered-table-cell table:style-name="ce62"/>
          <table:table-cell table:style-name="ce61" office:value-type="string" calcext:value-type="string" table:number-columns-spanned="11" table:number-rows-spanned="1">
            <text:p>Operands</text:p>
          </table:table-cell>
          <table:covered-table-cell table:number-columns-repeated="9" table:style-name="ce55"/>
          <table:covered-table-cell table:style-name="ce62"/>
          <table:table-cell table:style-name="ce67" office:value-type="string" calcext:value-type="string">
            <text:p>Halt</text:p>
          </table:table-cell>
          <table:table-cell table:style-name="ce67" office:value-type="string" calcext:value-type="string">
            <text:p>Set flags</text:p>
          </table:table-cell>
          <table:table-cell table:style-name="ce67" office:value-type="string" calcext:value-type="string">
            <text:p>Reg WB</text:p>
          </table:table-cell>
          <table:table-cell table:style-name="ce67" office:value-type="string" calcext:value-type="string">
            <text:p>Mem WB</text:p>
          </table:table-cell>
          <table:table-cell table:style-name="ce67" office:value-type="string" calcext:value-type="string">
            <text:p>r0 interact</text:p>
          </table:table-cell>
          <table:table-cell table:style-name="ce67" office:value-type="string" calcext:value-type="string">
            <text:p>Arithmetic</text:p>
          </table:table-cell>
          <table:table-cell table:style-name="ce67" office:value-type="string" calcext:value-type="string">
            <text:p>Immediate</text:p>
          </table:table-cell>
          <table:table-cell table:number-columns-repeated="1635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3" office:value-type="string" calcext:value-type="string">
            <text:p>FUNC</text:p>
          </table:table-cell>
          <table:table-cell table:style-name="ce6" office:value-type="string" calcext:value-type="string">
            <text:p>Misc functions</text:p>
          </table:table-cell>
          <table:table-cell table:style-name="ce433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office:annotation draw:style-name="gr1" draw:text-style-name="P2" svg:width="2.0071in" svg:height="1.4787in" svg:x="8.728in" svg:y="0.9795in" draw:caption-point-x="-3.7327in" draw:caption-point-y="-0.1004in">
              <dc:creator>Unknown Author</dc:creator>
              <dc:date>2026-03-27T12:40:22</dc:date>
              <text:p text:style-name="P1"><text:span text:style-name="T1">000: Illegal instruction</text:span></text:p>
              <text:p text:style-name="P1"><text:span text:style-name="T1">001: No-op</text:span></text:p>
              <text:p text:style-name="P1"><text:span text:style-name="T1">010: Halt</text:span></text:p>
              <text:p text:style-name="P1"><text:span text:style-name="T1">011: </text:span></text:p>
              <text:p text:style-name="P1"><text:span text:style-name="T1">100: </text:span></text:p>
              <text:p text:style-name="P1"><text:span text:style-name="T1">101: </text:span></text:p>
              <text:p text:style-name="P1"><text:span text:style-name="T1">110: </text:span></text:p>
              <text:p text:style-name="P1"><text:span text:style-name="T1">111: </text:span></text:p>
            </office:annotation>
            <text:p>Function</text:p>
          </table:table-cell>
          <table:covered-table-cell table:number-columns-repeated="2" table:style-name="ce95"/>
          <table:table-cell table:number-columns-repeated="8"/>
          <table:table-cell table:number-columns-repeated="5" table:style-name="ce113" office:value-type="string" calcext:value-type="string">
            <text:p>No</text:p>
          </table:table-cell>
          <table:table-cell table:style-name="ce110" office:value-type="string" calcext:value-type="string">
            <text:p>No</text:p>
          </table:table-cell>
          <table:table-cell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CTRL</text:p>
          </table:table-cell>
          <table:table-cell table:style-name="ce6" office:value-type="string" calcext:value-type="string">
            <text:p>System control commands</text:p>
          </table:table-cell>
          <table:table-cell table:style-name="ce434" office:value-type="float" office:value="0" calcext:value-type="float">
            <text:p>0</text:p>
          </table:table-cell>
          <table:table-cell table:number-columns-repeated="3" table:style-name="ce445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office:annotation draw:style-name="gr1" draw:text-style-name="P2" svg:width="2.0071in" svg:height="1.4787in" svg:x="8.728in" svg:y="1.198in" draw:caption-point-x="-3.7327in" draw:caption-point-y="-0.1004in">
              <dc:creator>Unknown Author</dc:creator>
              <dc:date>2026-03-27T12:39:06</dc:date>
              <text:p text:style-name="P1"><text:span text:style-name="T1">000: </text:span></text:p>
              <text:p text:style-name="P1"><text:span text:style-name="T1">001:</text:span></text:p>
              <text:p text:style-name="P1"><text:span text:style-name="T1">011: Setup timer</text:span></text:p>
              <text:p text:style-name="P1"><text:span text:style-name="T1">010: Set timer value</text:span></text:p>
              <text:p text:style-name="P1"><text:span text:style-name="T1">100: Clear PCW bit</text:span></text:p>
              <text:p text:style-name="P1"><text:span text:style-name="T1">101: Set PCW bit</text:span></text:p>
              <text:p text:style-name="P1"><text:span text:style-name="T1">110: Swap RAM page</text:span></text:p>
              <text:p text:style-name="P1"><text:span text:style-name="T1">111: Call interrupt</text:span></text:p>
            </office:annotation>
            <text:p>Command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95"/>
          <table:covered-table-cell table:style-name="ce83"/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113" office:value-type="string" calcext:value-type="string">
            <text:p>No</text:p>
          </table:table-cell>
          <table:table-cell table:style-name="ce111" office:value-type="string" calcext:value-type="string">
            <office:annotation draw:style-name="gr2" svg:width="1.0142in" svg:height="0.5457in" svg:x="11.0134in" svg:y="0.5031in" draw:caption-point-x="-0.2402in" draw:caption-point-y="0.5945in">
              <dc:creator>Unknown Author</dc:creator>
              <dc:date>2026-03-18T20:36:31</dc:date>
              <text:p>Uses r0 for upper byte on set timer</text:p>
            </office:annotation>
            <text:p>Vari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4" office:value-type="string" calcext:value-type="string">
            <text:p>IN</text:p>
          </table:table-cell>
          <table:table-cell table:style-name="ce15" office:value-type="string" calcext:value-type="string">
            <text:p>Read data from I/O Port</text:p>
          </table:table-cell>
          <table:table-cell table:style-name="ce434" office:value-type="float" office:value="0" calcext:value-type="float">
            <text:p>0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Address</text:p>
          </table:table-cell>
          <table:covered-table-cell table:number-columns-repeated="6" table:style-name="ce95"/>
          <table:covered-table-cell table:style-name="ce83"/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4" office:value-type="string" calcext:value-type="string">
            <text:p>OUT</text:p>
          </table:table-cell>
          <table:table-cell table:style-name="ce15" office:value-type="string" calcext:value-type="string">
            <text:p>Send data to I/O Port</text:p>
          </table:table-cell>
          <table:table-cell table:style-name="ce434" office:value-type="float" office:value="0" calcext:value-type="float">
            <text:p>0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Source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Address</text:p>
          </table:table-cell>
          <table:covered-table-cell table:number-columns-repeated="6" table:style-name="ce95"/>
          <table:covered-table-cell table:style-name="ce83"/>
          <table:table-cell table:number-columns-repeated="6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36" office:value-type="string" calcext:value-type="string">
            <text:p>JMP</text:p>
          </table:table-cell>
          <table:table-cell table:style-name="ce16" office:value-type="string" calcext:value-type="string">
            <text:p>NEAR jump or PAGE jump</text:p>
          </table:table-cell>
          <table:table-cell table:style-name="ce434" office:value-type="float" office:value="0" calcext:value-type="float">
            <text:p>0</text:p>
          </table:table-cell>
          <table:table-cell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96" office:value-type="string" calcext:value-type="string" table:number-columns-spanned="11" table:number-rows-spanned="1">
            <text:p>Location</text:p>
          </table:table-cell>
          <table:covered-table-cell table:number-columns-repeated="9" table:style-name="ce95"/>
          <table:covered-table-cell table:style-name="ce83"/>
          <table:table-cell table:style-name="ce37" office:value-type="string" calcext:value-type="string">
            <office:annotation draw:style-name="gr3" svg:width="3.3996in" svg:height="0.2346in" svg:x="8.0134in" svg:y="1.1594in" draw:caption-point-x="-0.2402in" draw:caption-point-y="0.5945in">
              <dc:creator>Unknown Author</dc:creator>
              <dc:date>2026-03-27T12:27:53</dc:date>
              <text:p>1 clock cycle, or until new page is fetched</text:p>
            </office:annotation>
            <text:p>Yes</text:p>
          </table:table-cell>
          <table:table-cell table:number-columns-repeated="5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6" office:value-type="string" calcext:value-type="string">
            <text:p>BRA</text:p>
          </table:table-cell>
          <table:table-cell table:style-name="ce16" office:value-type="string" calcext:value-type="string">
            <text:p>Conditional jump to offset</text:p>
          </table:table-cell>
          <table:table-cell table:style-name="ce434" office:value-type="float" office:value="0" calcext:value-type="float">
            <text:p>0</text:p>
          </table:table-cell>
          <table:table-cell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93" office:value-type="string" calcext:value-type="string" table:number-columns-spanned="3" table:number-rows-spanned="1">
            <office:annotation draw:style-name="gr4" draw:text-style-name="P2" svg:width="3.8319in" svg:height="3.1866in" svg:x="9.4311in" svg:y="1.126in" draw:caption-point-x="-4.4358in" draw:caption-point-y="0.8469in">
              <dc:creator>Unknown Author</dc:creator>
              <dc:date>2025-10-26T00:00:00</dc:date>
              <text:p text:style-name="P1"><text:span text:style-name="T1">regular conditions</text:span></text:p>
              <text:p text:style-name="P1"><text:span text:style-name="T1">000: Equal / Zero (Z)</text:span></text:p>
              <text:p text:style-name="P1"><text:span text:style-name="T1">001: Not Equal / Not Zero (!Z)</text:span></text:p>
              <text:p text:style-name="P1"><text:span text:style-name="T1">010: Lower / No Carry (!C)</text:span></text:p>
              <text:p text:style-name="P1"><text:span text:style-name="T1">011: Higher (C AND !Z)</text:span></text:p>
              <text:p text:style-name="P1"><text:span text:style-name="T1">100: Lower Same (!C OR Z)</text:span></text:p>
              <text:p text:style-name="P1"><text:span text:style-name="T1">101: Higher Same / Carry (C)</text:span></text:p>
              <text:p text:style-name="P1"><text:span text:style-name="T1">110: Even (E)</text:span></text:p>
              <text:p text:style-name="P1"><text:span text:style-name="T1">111: Always</text:span></text:p>
              <text:p text:style-name="P1"><text:span text:style-name="T1"/></text:p>
              <text:p text:style-name="P1"><text:span text:style-name="T1">alternate conditions</text:span></text:p>
              <text:p text:style-name="P1"><text:span text:style-name="T1">000: Overflow (V)</text:span></text:p>
              <text:p text:style-name="P1"><text:span text:style-name="T1">001: No Overflow (!V)</text:span></text:p>
              <text:p text:style-name="P1"><text:span text:style-name="T1">010: Less (N!=V)</text:span></text:p>
              <text:p text:style-name="P1"><text:span text:style-name="T1">011: Greater (N=V AND !Z)</text:span></text:p>
              <text:p text:style-name="P1"><text:span text:style-name="T1">100: Less Equal (N!=V OR Z)</text:span></text:p>
              <text:p text:style-name="P1"><text:span text:style-name="T1">101: Greater Equal (N=V) </text:span></text:p>
              <text:p text:style-name="P1"><text:span text:style-name="T1">110: Odd (!E)</text:span></text:p>
              <text:p text:style-name="P1"><text:span text:style-name="T1">111: Always</text:span></text:p>
            </office:annotation>
            <text:p>Condition</text:p>
          </table:table-cell>
          <table:covered-table-cell table:number-columns-repeated="2" table:style-name="ce95"/>
          <table:table-cell table:style-name="ce93" office:value-type="string" calcext:value-type="string">
            <office:annotation draw:style-name="gr5" svg:width="1.1413in" svg:height="0.7083in" svg:x="5.489in" svg:y="1.3783in" draw:caption-point-x="-0.2402in" draw:caption-point-y="0.5945in">
              <dc:creator>Unknown Author</dc:creator>
              <dc:date>2026-03-27T12:15:44</dc:date>
              <text:p>“Is taken” hint</text:p>
            </office:annotation>
            <text:p>T</text:p>
          </table:table-cell>
          <table:table-cell table:style-name="ce95" office:value-type="string" calcext:value-type="string">
            <office:annotation draw:style-name="gr5" svg:width="1.1413in" svg:height="0.7083in" svg:x="5.7425in" svg:y="1.3783in" draw:caption-point-x="-0.2402in" draw:caption-point-y="0.5945in">
              <dc:creator>Unknown Author</dc:creator>
              <dc:date>2026-03-18T19:12:34</dc:date>
              <text:p>Indirect (pointer)</text:p>
            </office:annotation>
            <text:p>I</text:p>
          </table:table-cell>
          <table:table-cell table:style-name="ce107" office:value-type="string" calcext:value-type="string" table:number-columns-spanned="6" table:number-rows-spanned="1">
            <text:p>Page local addr / ptr</text:p>
          </table:table-cell>
          <table:covered-table-cell table:number-columns-repeated="4" table:style-name="ce95"/>
          <table:covered-table-cell table:style-name="ce83"/>
          <table:table-cell table:number-columns-repeated="6" table:style-name="ce113" office:value-type="string" calcext:value-type="string">
            <text:p>No</text:p>
          </table:table-cell>
          <table:table-cell table:style-name="ce111" office:value-type="string" calcext:value-type="string">
            <office:annotation draw:style-name="gr2" svg:width="1.0142in" svg:height="0.5457in" svg:x="12.5134in" svg:y="1.3783in" draw:caption-point-x="-0.2402in" draw:caption-point-y="0.5945in">
              <dc:creator>Unknown Author</dc:creator>
              <dc:date>2026-03-27T12:15:29</dc:date>
              <text:p>Uses immediate if not pointer</text:p>
            </office:annotation>
            <text:p>Varies</text:p>
          </table:table-cell>
          <table:table-cell table:number-columns-repeated="16356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36" office:value-type="string" calcext:value-type="string">
            <text:p>CAL</text:p>
          </table:table-cell>
          <table:table-cell table:style-name="ce16" office:value-type="string" calcext:value-type="string">
            <text:p>Store address, then jump</text:p>
          </table:table-cell>
          <table:table-cell table:style-name="ce434" office:value-type="float" office:value="0" calcext:value-type="float">
            <text:p>0</text:p>
          </table:table-cell>
          <table:table-cell table:style-name="ce445" office:value-type="float" office:value="0" calcext:value-type="float">
            <text:p>0</text:p>
          </table:table-cell>
          <table:table-cell table:number-columns-repeated="2" table:style-name="ce44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96" office:value-type="string" calcext:value-type="string" table:number-columns-spanned="11" table:number-rows-spanned="1">
            <text:p>Location</text:p>
          </table:table-cell>
          <table:covered-table-cell table:number-columns-repeated="9" table:style-name="ce95"/>
          <table:covered-table-cell table:style-name="ce83"/>
          <table:table-cell table:number-columns-repeated="6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36" office:value-type="string" calcext:value-type="string">
            <text:p>CRETS</text:p>
          </table:table-cell>
          <table:table-cell table:style-name="ce16" office:value-type="string" calcext:value-type="string">
            <text:p>Conditional return, skip offset</text:p>
          </table:table-cell>
          <table:table-cell table:style-name="ce434" office:value-type="float" office:value="0" calcext:value-type="float">
            <text:p>0</text:p>
          </table:table-cell>
          <table:table-cell table:style-name="ce445" office:value-type="float" office:value="0" calcext:value-type="float">
            <text:p>0</text:p>
          </table:table-cell>
          <table:table-cell table:number-columns-repeated="2" table:style-name="ce446" office:value-type="float" office:value="1" calcext:value-type="float">
            <text:p>1</text:p>
          </table:table-cell>
          <table:table-cell table:style-name="ce451" office:value-type="float" office:value="1" calcext:value-type="float">
            <text:p>1</text:p>
          </table:table-cell>
          <table:table-cell table:style-name="ce93" office:value-type="string" calcext:value-type="string" table:number-columns-spanned="3" table:number-rows-spanned="1">
            <office:annotation draw:style-name="gr4" draw:text-style-name="P2" svg:width="3.8319in" svg:height="3.1866in" svg:x="9.4311in" svg:y="1.5634in" draw:caption-point-x="-4.4358in" draw:caption-point-y="0.8469in">
              <dc:creator>Unknown Author</dc:creator>
              <dc:date>2025-10-26T00:00:00</dc:date>
              <text:p text:style-name="P1"><text:span text:style-name="T1">regular conditions</text:span></text:p>
              <text:p text:style-name="P1"><text:span text:style-name="T1">000: Equal / Zero (Z)</text:span></text:p>
              <text:p text:style-name="P1"><text:span text:style-name="T1">001: Not Equal / Not Zero (!Z)</text:span></text:p>
              <text:p text:style-name="P1"><text:span text:style-name="T1">010: Lower / No Carry (!C)</text:span></text:p>
              <text:p text:style-name="P1"><text:span text:style-name="T1">011: Higher (C AND !Z)</text:span></text:p>
              <text:p text:style-name="P1"><text:span text:style-name="T1">100: Lower Same (!C OR Z)</text:span></text:p>
              <text:p text:style-name="P1"><text:span text:style-name="T1">101: Higher Same / Carry (C)</text:span></text:p>
              <text:p text:style-name="P1"><text:span text:style-name="T1">110: Even (E)</text:span></text:p>
              <text:p text:style-name="P1"><text:span text:style-name="T1">111: Always</text:span></text:p>
              <text:p text:style-name="P1"><text:span text:style-name="T1"/></text:p>
              <text:p text:style-name="P1"><text:span text:style-name="T1">alternate conditions</text:span></text:p>
              <text:p text:style-name="P1"><text:span text:style-name="T1">000: Overflow (V)</text:span></text:p>
              <text:p text:style-name="P1"><text:span text:style-name="T1">001: No Overflow (!V)</text:span></text:p>
              <text:p text:style-name="P1"><text:span text:style-name="T1">010: Less (N!=V)</text:span></text:p>
              <text:p text:style-name="P1"><text:span text:style-name="T1">011: Greater (N=V AND !Z)</text:span></text:p>
              <text:p text:style-name="P1"><text:span text:style-name="T1">100: Less Equal (N!=V OR Z)</text:span></text:p>
              <text:p text:style-name="P1"><text:span text:style-name="T1">101: Greater Equal (N=V) </text:span></text:p>
              <text:p text:style-name="P1"><text:span text:style-name="T1">110: Odd (!E)</text:span></text:p>
              <text:p text:style-name="P1"><text:span text:style-name="T1">111: Always</text:span></text:p>
            </office:annotation>
            <text:p>Condition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6" draw:text-style-name="P2" svg:width="2.3079in" svg:height="1.6343in" svg:x="7.5563in" svg:y="3.4189in" draw:caption-point-x="-2.0539in" draw:caption-point-y="-1.0087in">
              <dc:creator>Unknown Author</dc:creator>
              <dc:date>2025-11-02T00:00:00</dc:date>
              <text:p text:style-name="P1"><text:span text:style-name="T1">00: Return</text:span></text:p>
              <text:p text:style-name="P1"><text:span text:style-name="T1">01: Break</text:span></text:p>
              <text:p text:style-name="P1"><text:span text:style-name="T1">10: unused</text:span></text:p>
              <text:p text:style-name="P1"><text:span text:style-name="T1">11: Interrupt return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6" table:number-rows-spanned="1">
            <office:annotation draw:style-name="gr7" draw:text-style-name="P2" svg:width="1.8902in" svg:height="0.2346in" svg:x="7.8417in" svg:y="2.4169in" draw:caption-point-x="-0.8185in" draw:caption-point-y="-0.0067in">
              <dc:creator>Unknown Author</dc:creator>
              <dc:date>2026-03-18T19:29:35</dc:date>
              <text:p text:style-name="P1"><text:span text:style-name="T1">Skip ahead range (±32)</text:span></text:p>
            </office:annotation>
            <text:p>Offset</text:p>
          </table:table-cell>
          <table:covered-table-cell table:number-columns-repeated="4" table:style-name="ce95"/>
          <table:covered-table-cell table:style-name="ce83"/>
          <table:table-cell table:number-columns-repeated="7"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37" office:value-type="string" calcext:value-type="string">
            <text:p>BLIT</text:p>
          </table:table-cell>
          <table:table-cell table:style-name="ce17" office:value-type="string" calcext:value-type="string">
            <text:p>Bit blit / logical combine</text:p>
          </table:table-cell>
          <table:table-cell table:style-name="ce434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93" office:value-type="string" calcext:value-type="string" table:number-columns-spanned="3" table:number-rows-spanned="1">
            <text:p>Dest ptr.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Source ptr.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8" svg:width="1.2886in" svg:height="0.7469in" svg:x="6.2496in" svg:y="2.0346in" draw:caption-point-x="0.013in" draw:caption-point-y="0.5945in">
              <dc:creator>Unknown Author</dc:creator>
              <dc:date>2026-03-23T16:01:13</dc:date>
              <text:p>00: RAM to RAM</text:p>
              <text:p>01: </text:p>
              <text:p>10: A-ROM to RAM </text:p>
              <text:p>11: B-ROM to RAM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3" table:number-rows-spanned="1">
            <office:annotation draw:style-name="gr9" draw:text-style-name="P2" svg:width="3.226in" svg:height="1.4051in" svg:x="7.5031in" svg:y="2.3752in" draw:caption-point-x="-0.4799in" draw:caption-point-y="0.2539in">
              <dc:creator>Unknown Author</dc:creator>
              <dc:date>2026-03-23T20:23:05</dc:date>
              <text:p text:style-name="P1"><text:span text:style-name="T1">000: COPY → dst = src)</text:span></text:p>
              <text:p text:style-name="P1"><text:span text:style-name="T1">001: FILL → dst = operand)</text:span></text:p>
              <text:p text:style-name="P1"><text:span text:style-name="T1">010: AND → dst = dst &amp; src)</text:span></text:p>
              <text:p text:style-name="P1"><text:span text:style-name="T1">011: OR → dst = dst | src)</text:span></text:p>
              <text:p text:style-name="P1"><text:span text:style-name="T1">100: XOR → dst = dst ^ src</text:span></text:p>
              <text:p text:style-name="P1"><text:span text:style-name="T1">101: MASK → dst = (dst &amp; ~mask) | (src &amp; mask)</text:span></text:p>
              <text:p text:style-name="P1"><text:span text:style-name="T1">110:</text:span></text:p>
              <text:p text:style-name="P1"><text:span text:style-name="T1">111: </text:span></text:p>
            </office:annotation>
            <text:p>Operation</text:p>
          </table:table-cell>
          <table:covered-table-cell table:number-columns-repeated="2" table:style-name="ce95"/>
          <table:table-cell table:number-columns-repeated="3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111" office:value-type="string" calcext:value-type="string">
            <office:annotation draw:style-name="gr2" svg:width="1.0142in" svg:height="0.5457in" svg:x="11.0134in" svg:y="2.0346in" draw:caption-point-x="-0.2402in" draw:caption-point-y="0.5945in">
              <dc:creator>Unknown Author</dc:creator>
              <dc:date>2026-03-23T20:46:36</dc:date>
              <text:p>Depends on operation</text:p>
            </office:annotation>
            <text:p>Vari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37" office:value-type="string" calcext:value-type="string">
            <text:p>BIT</text:p>
          </table:table-cell>
          <table:table-cell table:style-name="ce17" office:value-type="string" calcext:value-type="string">
            <text:p>Bit manipulation</text:p>
          </table:table-cell>
          <table:table-cell table:style-name="ce434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Source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8" svg:width="1.2886in" svg:height="0.7469in" svg:x="6.2496in" svg:y="2.2531in" draw:caption-point-x="0.013in" draw:caption-point-y="0.5945in">
              <dc:creator>Unknown Author</dc:creator>
              <dc:date>2026-03-23T20:14:17</dc:date>
              <text:p>00: Set</text:p>
              <text:p>01: Clear</text:p>
              <text:p>10: Toggle</text:p>
              <text:p>11: Test</text:p>
            </office:annotation>
            <text:p>Op</text:p>
          </table:table-cell>
          <table:covered-table-cell table:style-name="ce95"/>
          <table:table-cell table:style-name="ce93" office:value-type="string" calcext:value-type="string" table:number-columns-spanned="3" table:number-rows-spanned="1">
            <text:p>Index</text:p>
          </table:table-cell>
          <table:covered-table-cell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style-name="ce111" office:value-type="string" calcext:value-type="string">
            <office:annotation draw:style-name="gr10" svg:width="3.4098in" svg:height="0.3902in" svg:x="8.7634in" svg:y="2.2531in" draw:caption-point-x="-0.2402in" draw:caption-point-y="0.5945in">
              <dc:creator>Unknown Author</dc:creator>
              <dc:date>2026-03-23T20:15:44</dc:date>
              <text:p>Sets on TEST</text:p>
            </office:annotation>
            <text:p>Varies</text:p>
          </table:table-cell>
          <table:table-cell table:style-name="ce37" office:value-type="string" calcext:value-type="string">
            <text:p>Yes</text:p>
          </table:table-cell>
          <table:table-cell table:number-columns-repeated="4"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0" office:value-type="string" calcext:value-type="string">
            <text:p>POP</text:p>
          </table:table-cell>
          <table:table-cell table:style-name="ce18" office:value-type="string" calcext:value-type="string">
            <text:p>Pop data from stack</text:p>
          </table:table-cell>
          <table:table-cell table:style-name="ce434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6" draw:text-style-name="P2" svg:width="0.9299in" svg:height="1.6343in" svg:x="4.9232in" svg:y="3.3858in" draw:caption-point-x="0.5791in" draw:caption-point-y="-0.3193in">
              <dc:creator>Unknown Author</dc:creator>
              <dc:date>2025-03-07T00:00:00</dc:date>
              <text:p text:style-name="P1"><text:span text:style-name="T1">00: pop (POP)</text:span></text:p>
              <text:p text:style-name="P1"><text:span text:style-name="T1">01: peek (PEEK)</text:span></text:p>
              <text:p text:style-name="P1"><text:span text:style-name="T1">10: pop flags (POPF)</text:span></text:p>
              <text:p text:style-name="P1"><text:span text:style-name="T1">11: decrement stack pointer (DSP)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6" table:number-rows-spanned="1">
            <office:annotation draw:style-name="gr7" draw:text-style-name="P2" svg:width="1.8902in" svg:height="0.2346in" svg:x="7.8417in" svg:y="3.0732in" draw:caption-point-x="-0.8185in" draw:caption-point-y="-0.0067in">
              <dc:creator>Unknown Author</dc:creator>
              <dc:date>2025-10-30T00:00:00</dc:date>
              <text:p text:style-name="P1"><text:span text:style-name="T1">Added to stack pointer (±32)</text:span></text:p>
            </office:annotation>
            <text:p>Offset</text:p>
          </table:table-cell>
          <table:covered-table-cell table:number-columns-repeated="4" table:style-name="ce95"/>
          <table:covered-table-cell table:style-name="ce83"/>
          <table:table-cell table:style-name="ce111" office:value-type="string" calcext:value-type="string">
            <office:annotation draw:style-name="gr10" svg:width="3.4098in" svg:height="0.3902in" svg:x="8.0134in" svg:y="2.472in" draw:caption-point-x="-0.2402in" draw:caption-point-y="0.5945in">
              <dc:creator>Unknown Author</dc:creator>
              <dc:date>2026-03-18T17:54:05</dc:date>
              <text:p>Halts on cache miss or page swap</text:p>
            </office:annotation>
            <text:p>Varies</text:p>
          </table:table-cell>
          <table:table-cell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40" office:value-type="string" calcext:value-type="string">
            <text:p>PSH</text:p>
          </table:table-cell>
          <table:table-cell table:style-name="ce18" office:value-type="string" calcext:value-type="string">
            <text:p>Push data to stack</text:p>
          </table:table-cell>
          <table:table-cell table:style-name="ce434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Source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1" draw:text-style-name="P2" svg:width="0.9299in" svg:height="1.4787in" svg:x="4.9232in" svg:y="3.6043in" draw:caption-point-x="0.5791in" draw:caption-point-y="-0.3193in">
              <dc:creator>Unknown Author</dc:creator>
              <dc:date>2025-03-07T00:00:00</dc:date>
              <text:p text:style-name="P1"><text:span text:style-name="T1">00: push (PSH)</text:span></text:p>
              <text:p text:style-name="P1"><text:span text:style-name="T1">01: poke (POKE)</text:span></text:p>
              <text:p text:style-name="P1"><text:span text:style-name="T1">10: push flags (PSHF)</text:span></text:p>
              <text:p text:style-name="P1"><text:span text:style-name="T1">11: increment stack pointer (ISP)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6" table:number-rows-spanned="1">
            <office:annotation draw:style-name="gr7" draw:text-style-name="P2" svg:width="1.8902in" svg:height="0.2346in" svg:x="7.8417in" svg:y="3.2917in" draw:caption-point-x="-0.8185in" draw:caption-point-y="-0.0067in">
              <dc:creator>Unknown Author</dc:creator>
              <dc:date>2025-10-30T00:00:00</dc:date>
              <text:p text:style-name="P1"><text:span text:style-name="T1">Added to stack pointer (±32)</text:span></text:p>
            </office:annotation>
            <text:p>Offset</text:p>
          </table:table-cell>
          <table:covered-table-cell table:number-columns-repeated="4" table:style-name="ce95"/>
          <table:covered-table-cell table:style-name="ce83"/>
          <table:table-cell table:style-name="ce111" office:value-type="string" calcext:value-type="string">
            <office:annotation draw:style-name="gr10" svg:width="3.4098in" svg:height="0.3902in" svg:x="8.0134in" svg:y="2.6906in" draw:caption-point-x="-0.2402in" draw:caption-point-y="0.5945in">
              <dc:creator>Unknown Author</dc:creator>
              <dc:date>2026-03-18T17:54:05</dc:date>
              <text:p>Halts on cache miss or page swap</text:p>
            </office:annotation>
            <text:p>Vari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0" office:value-type="string" calcext:value-type="string">
            <text:p>MLD</text:p>
          </table:table-cell>
          <table:table-cell table:style-name="ce18" office:value-type="string" calcext:value-type="string">
            <text:p>Load data from RAM</text:p>
          </table:table-cell>
          <table:table-cell table:style-name="ce434" office:value-type="float" office:value="0" calcext:value-type="float">
            <text:p>0</text:p>
          </table:table-cell>
          <table:table-cell table:number-columns-repeated="2"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Address</text:p>
          </table:table-cell>
          <table:covered-table-cell table:number-columns-repeated="6" table:style-name="ce95"/>
          <table:covered-table-cell table:style-name="ce83"/>
          <table:table-cell table:style-name="ce111" office:value-type="string" calcext:value-type="string">
            <office:annotation draw:style-name="gr10" svg:width="3.4098in" svg:height="0.3902in" svg:x="8.0134in" svg:y="2.9094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40" office:value-type="string" calcext:value-type="string">
            <text:p>MST</text:p>
          </table:table-cell>
          <table:table-cell table:style-name="ce18" office:value-type="string" calcext:value-type="string">
            <text:p>Store data to RAM</text:p>
          </table:table-cell>
          <table:table-cell table:style-name="ce434" office:value-type="float" office:value="0" calcext:value-type="float">
            <text:p>0</text:p>
          </table:table-cell>
          <table:table-cell table:number-columns-repeated="2"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Source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Address</text:p>
          </table:table-cell>
          <table:covered-table-cell table:number-columns-repeated="6" table:style-name="ce95"/>
          <table:covered-table-cell table:style-name="ce83"/>
          <table:table-cell table:style-name="ce111" office:value-type="string" calcext:value-type="string">
            <office:annotation draw:style-name="gr10" svg:width="3.4098in" svg:height="0.3902in" svg:x="8.0134in" svg:y="3.1283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0" office:value-type="string" calcext:value-type="string">
            <text:p>MLX</text:p>
          </table:table-cell>
          <table:table-cell table:style-name="ce18" office:value-type="string" calcext:value-type="string">
            <text:p>Load data from RAM via pointer</text:p>
          </table:table-cell>
          <table:table-cell table:style-name="ce434" office:value-type="float" office:value="0" calcext:value-type="float">
            <text:p>0</text:p>
          </table:table-cell>
          <table:table-cell table:number-columns-repeated="3" table:style-name="ce44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Pointer</text:p>
          </table:table-cell>
          <table:covered-table-cell table:number-columns-repeated="2" table:style-name="ce95"/>
          <table:table-cell table:style-name="ce93" office:value-type="string" calcext:value-type="string" table:number-columns-spanned="5" table:number-rows-spanned="1">
            <office:annotation draw:style-name="gr11" svg:width="1.8594in" svg:height="0.2677in" svg:x="7.7724in" svg:y="3.8055in" draw:caption-point-x="-0.7492in" draw:caption-point-y="0.1358in">
              <dc:creator>Unknown Author</dc:creator>
              <dc:date>2025-10-30T00:00:00</dc:date>
              <text:p>Added to pointer value (±16)</text:p>
            </office:annotation>
            <text:p>Offset</text:p>
          </table:table-cell>
          <table:covered-table-cell table:style-name="ce95"/>
          <table:covered-table-cell table:style-name="ce93" office:value-type="string" calcext:value-type="string">
            <text:p>Condition</text:p>
          </table:covered-table-cell>
          <table:covered-table-cell table:number-columns-repeated="2" table:style-name="ce95"/>
          <table:table-cell table:style-name="ce111" office:value-type="string" calcext:value-type="string">
            <office:annotation draw:style-name="gr10" svg:width="3.4098in" svg:height="0.3902in" svg:x="8.0134in" svg:y="3.3469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40" office:value-type="string" calcext:value-type="string">
            <text:p>MSX</text:p>
          </table:table-cell>
          <table:table-cell table:style-name="ce18" office:value-type="string" calcext:value-type="string">
            <text:p>Store data to RAM via pointer</text:p>
          </table:table-cell>
          <table:table-cell table:style-name="ce434" office:value-type="float" office:value="0" calcext:value-type="float">
            <text:p>0</text:p>
          </table:table-cell>
          <table:table-cell table:number-columns-repeated="3" table:style-name="ce446" office:value-type="float" office:value="1" calcext:value-type="float">
            <text:p>1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Source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Pointer</text:p>
          </table:table-cell>
          <table:covered-table-cell table:number-columns-repeated="2" table:style-name="ce95"/>
          <table:table-cell table:style-name="ce93" office:value-type="string" calcext:value-type="string" table:number-columns-spanned="5" table:number-rows-spanned="1">
            <office:annotation draw:style-name="gr11" svg:width="1.8594in" svg:height="0.2677in" svg:x="7.7941in" svg:y="4.1598in" draw:caption-point-x="-0.7709in" draw:caption-point-y="0.0004in">
              <dc:creator>Unknown Author</dc:creator>
              <dc:date>2025-10-30T00:00:00</dc:date>
              <text:p>Added to pointer value (±16)</text:p>
            </office:annotation>
            <text:p>Offset</text:p>
          </table:table-cell>
          <table:covered-table-cell table:style-name="ce95"/>
          <table:covered-table-cell table:style-name="ce93" office:value-type="string" calcext:value-type="string">
            <text:p>Condition</text:p>
          </table:covered-table-cell>
          <table:covered-table-cell table:number-columns-repeated="2" table:style-name="ce95"/>
          <table:table-cell table:style-name="ce111" office:value-type="string" calcext:value-type="string">
            <office:annotation draw:style-name="gr10" svg:width="3.4098in" svg:height="0.3902in" svg:x="8.0134in" svg:y="3.5657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41" office:value-type="string" calcext:value-type="string">
            <text:p>LIM</text:p>
          </table:table-cell>
          <table:table-cell table:style-name="ce19" office:value-type="string" calcext:value-type="string">
            <text:p>Load immediate to register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44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office:annotation draw:style-name="gr12" draw:text-style-name="P2" svg:width="0.9165in" svg:height="0.8567in" svg:x="4.2386in" svg:y="4.6984in" draw:caption-point-x="0.7567in" draw:caption-point-y="-0.3193in">
              <dc:creator>Unknown Author</dc:creator>
              <dc:date>2025-11-01T00:00:00</dc:date>
              <text:p text:style-name="P1"><text:span text:style-name="T1">Storing to r0 temporarily overwrites r0 for the next instruction</text:span></text:p>
            </office:annotation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95"/>
          <table:covered-table-cell table:style-name="ce83"/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113" office:value-type="string" calcext:value-type="string">
            <text:p>No</text:p>
          </table:table-cell>
          <table:table-cell table:style-name="ce111" office:value-type="string" calcext:value-type="string">
            <office:annotation draw:style-name="gr3" svg:width="1.0142in" svg:height="0.2346in" svg:x="11.0134in" svg:y="3.7846in" draw:caption-point-x="-0.2402in" draw:caption-point-y="0.5945in">
              <dc:creator>Unknown Author</dc:creator>
              <dc:date>2025-11-01T00:00:00</dc:date>
              <text:p>Can write to r0</text:p>
            </office:annotation>
            <text:p>Varies</text:p>
          </table:table-cell>
          <table:table-cell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41" office:value-type="string" calcext:value-type="string">
            <text:p>CMOV</text:p>
          </table:table-cell>
          <table:table-cell table:style-name="ce19" office:value-type="string" calcext:value-type="string">
            <text:p>Move value to register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445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office:annotation draw:style-name="gr12" draw:text-style-name="P2" svg:width="0.9165in" svg:height="0.8567in" svg:x="4.2386in" svg:y="4.9169in" draw:caption-point-x="0.7567in" draw:caption-point-y="-0.3193in">
              <dc:creator>Unknown Author</dc:creator>
              <dc:date>2025-03-07T00:00:00</dc:date>
              <text:p text:style-name="P1"><text:span text:style-name="T1">Storing to r0 temporarily overwrites r0 for the next instruction</text:span></text:p>
            </office:annotation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Source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13" draw:text-style-name="P2" svg:width="1.4126in" svg:height="1.198in" svg:x="6.9961in" svg:y="4.3437in" draw:caption-point-x="-0.7335in" draw:caption-point-y="0.2539in">
              <dc:creator>Unknown Author</dc:creator>
              <dc:date>2026-03-18T20:09:52</dc:date>
              <text:p text:style-name="P1"><text:span text:style-name="T1">00: Copy</text:span></text:p>
              <text:p text:style-name="P1"><text:span text:style-name="T1">01: Move</text:span></text:p>
              <text:p text:style-name="P1"><text:span text:style-name="T1">10: Exchange</text:span></text:p>
              <text:p text:style-name="P1"><text:span text:style-name="T1">11: 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3" table:number-rows-spanned="1">
            <office:annotation draw:style-name="gr4" draw:text-style-name="P2" svg:width="3.8319in" svg:height="3.1866in" svg:x="11.4591in" svg:y="3.7508in" draw:caption-point-x="-4.4358in" draw:caption-point-y="0.8469in">
              <dc:creator>Unknown Author</dc:creator>
              <dc:date>2025-10-26T00:00:00</dc:date>
              <text:p text:style-name="P1"><text:span text:style-name="T1">regular conditions</text:span></text:p>
              <text:p text:style-name="P1"><text:span text:style-name="T1">000: Equal / Zero (Z)</text:span></text:p>
              <text:p text:style-name="P1"><text:span text:style-name="T1">001: Not Equal / Not Zero (!Z)</text:span></text:p>
              <text:p text:style-name="P1"><text:span text:style-name="T1">010: Lower / No Carry (!C)</text:span></text:p>
              <text:p text:style-name="P1"><text:span text:style-name="T1">011: Higher (C AND !Z)</text:span></text:p>
              <text:p text:style-name="P1"><text:span text:style-name="T1">100: Lower Same (!C OR Z)</text:span></text:p>
              <text:p text:style-name="P1"><text:span text:style-name="T1">101: Higher Same / Carry (C)</text:span></text:p>
              <text:p text:style-name="P1"><text:span text:style-name="T1">110: Even (E)</text:span></text:p>
              <text:p text:style-name="P1"><text:span text:style-name="T1">111: Always</text:span></text:p>
              <text:p text:style-name="P1"><text:span text:style-name="T1"/></text:p>
              <text:p text:style-name="P1"><text:span text:style-name="T1">alternate conditions</text:span></text:p>
              <text:p text:style-name="P1"><text:span text:style-name="T1">000: Overflow (V)</text:span></text:p>
              <text:p text:style-name="P1"><text:span text:style-name="T1">001: No Overflow (!V)</text:span></text:p>
              <text:p text:style-name="P1"><text:span text:style-name="T1">010: Less (N!=V)</text:span></text:p>
              <text:p text:style-name="P1"><text:span text:style-name="T1">011: Greater (N=V AND !Z)</text:span></text:p>
              <text:p text:style-name="P1"><text:span text:style-name="T1">100: Less Equal (N!=V OR Z)</text:span></text:p>
              <text:p text:style-name="P1"><text:span text:style-name="T1">101: Greater Equal (N=V) </text:span></text:p>
              <text:p text:style-name="P1"><text:span text:style-name="T1">110: Odd (!E)</text:span></text:p>
              <text:p text:style-name="P1"><text:span text:style-name="T1">111: Always</text:span></text:p>
            </office:annotation>
            <text:p>Condition</text:p>
          </table:table-cell>
          <table:covered-table-cell table:number-columns-repeated="2" table:style-name="ce95"/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113" office:value-type="string" calcext:value-type="string">
            <text:p>No</text:p>
          </table:table-cell>
          <table:table-cell table:style-name="ce111" office:value-type="string" calcext:value-type="string">
            <office:annotation draw:style-name="gr3" svg:width="1.0142in" svg:height="0.2346in" svg:x="11.0134in" svg:y="4.0031in" draw:caption-point-x="-0.2402in" draw:caption-point-y="0.5945in">
              <dc:creator>Unknown Author</dc:creator>
              <dc:date>2025-11-01T00:00:00</dc:date>
              <text:p>Can write to r0</text:p>
            </office:annotation>
            <text:p>Vari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41" office:value-type="string" calcext:value-type="string">
            <text:p>ADDI</text:p>
          </table:table-cell>
          <table:table-cell table:style-name="ce19" office:value-type="string" calcext:value-type="string">
            <text:p>Add immediate to register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number-columns-repeated="2"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ALU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41" office:value-type="string" calcext:value-type="string">
            <text:p>ANDI</text:p>
          </table:table-cell>
          <table:table-cell table:style-name="ce19" office:value-type="string" calcext:value-type="string">
            <text:p>AND immediate to register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number-columns-repeated="2"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ALU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41" office:value-type="string" calcext:value-type="string">
            <text:p>ORI</text:p>
          </table:table-cell>
          <table:table-cell table:style-name="ce19" office:value-type="string" calcext:value-type="string">
            <text:p>OR immediate to register</text:p>
          </table:table-cell>
          <table:table-cell table:style-name="ce5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number-columns-repeated="2"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ALU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41" office:value-type="string" calcext:value-type="string">
            <text:p>XORI</text:p>
          </table:table-cell>
          <table:table-cell table:style-name="ce19" office:value-type="string" calcext:value-type="string">
            <text:p>XOR immediate to register</text:p>
          </table:table-cell>
          <table:table-cell table:style-name="ce5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number-columns-repeated="2"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ALU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41" office:value-type="string" calcext:value-type="string">
            <text:p>CMPI</text:p>
          </table:table-cell>
          <table:table-cell table:style-name="ce19" office:value-type="string" calcext:value-type="string">
            <text:p>Compare immediate with register</text:p>
          </table:table-cell>
          <table:table-cell table:style-name="ce5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number-columns-repeated="2" table:style-name="ce44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text:p>Source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113" office:value-type="string" calcext:value-type="string">
            <text:p>No</text:p>
          </table:table-cell>
          <table:table-cell table:style-name="ce37" office:value-type="string" calcext:value-type="string">
            <text:p>ALU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41" office:value-type="string" calcext:value-type="string">
            <text:p>TSTI</text:p>
          </table:table-cell>
          <table:table-cell table:style-name="ce19" office:value-type="string" calcext:value-type="string">
            <text:p>Test immediate with register</text:p>
          </table:table-cell>
          <table:table-cell table:style-name="ce5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number-columns-repeated="2" table:style-name="ce446" office:value-type="float" office:value="1" calcext:value-type="float">
            <text:p>1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Source</text:p>
          </table:table-cell>
          <table:covered-table-cell table:number-columns-repeated="2" table:style-name="ce95"/>
          <table:table-cell table:style-name="ce93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113" office:value-type="string" calcext:value-type="string">
            <text:p>No</text:p>
          </table:table-cell>
          <table:table-cell table:style-name="ce37" office:value-type="string" calcext:value-type="string">
            <text:p>ALU</text:p>
          </table:table-cell>
          <table:table-cell table:style-name="ce37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41" office:value-type="string" calcext:value-type="string">
            <text:p>ADD</text:p>
          </table:table-cell>
          <table:table-cell table:style-name="ce19" office:value-type="string" calcext:value-type="string">
            <text:p>Add register to register</text:p>
          </table:table-cell>
          <table:table-cell table:style-name="ce56" office:value-type="float" office:value="1" calcext:value-type="float">
            <text:p>1</text:p>
          </table:table-cell>
          <table:table-cell table:style-name="ce446" office:value-type="float" office:value="1" calcext:value-type="float">
            <text:p>1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Source A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6" draw:text-style-name="P2" svg:width="0.9303in" svg:height="1.6343in" svg:x="5.6205in" svg:y="6.448in" draw:caption-point-x="0.6421in" draw:caption-point-y="-0.3189in">
              <dc:creator>Unknown Author</dc:creator>
              <dc:date>2025-09-26T00:00:00</dc:date>
              <text:p text:style-name="P1"><text:span text:style-name="T1">00: add (ADD)</text:span></text:p>
              <text:p text:style-name="P1"><text:span text:style-name="T1">01: add with carry (ADC)</text:span></text:p>
              <text:p text:style-name="P1"><text:span text:style-name="T1">10: add 2x4 vector (ADV)</text:span></text:p>
              <text:p text:style-name="P1"><text:span text:style-name="T1">11: both of the above (ADVC)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3" table:number-rows-spanned="1">
            <text:p>Source B</text:p>
          </table:table-cell>
          <table:covered-table-cell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number-columns-repeated="2"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ALU</text:p>
          </table:table-cell>
          <table:table-cell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41" office:value-type="string" calcext:value-type="string">
            <text:p>SUB</text:p>
          </table:table-cell>
          <table:table-cell table:style-name="ce19" office:value-type="string" calcext:value-type="string">
            <text:p>Subtract register from register</text:p>
          </table:table-cell>
          <table:table-cell table:style-name="ce56" office:value-type="float" office:value="1" calcext:value-type="float">
            <text:p>1</text:p>
          </table:table-cell>
          <table:table-cell table:style-name="ce446" office:value-type="float" office:value="1" calcext:value-type="float">
            <text:p>1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Source A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14" draw:text-style-name="P2" svg:width="0.9303in" svg:height="1.7898in" svg:x="5.6205in" svg:y="6.6669in" draw:caption-point-x="0.6421in" draw:caption-point-y="-0.3193in">
              <dc:creator>Unknown Author</dc:creator>
              <dc:date>2025-09-26T00:00:00</dc:date>
              <text:p text:style-name="P1"><text:span text:style-name="T1">00: subtract (SUB)</text:span></text:p>
              <text:p text:style-name="P1"><text:span text:style-name="T1">01: subtract with borrow (SBB)</text:span></text:p>
              <text:p text:style-name="P1"><text:span text:style-name="T1">10: subtract 2x4 vector (SBV)</text:span></text:p>
              <text:p text:style-name="P1"><text:span text:style-name="T1">11: both of the above (SBVB)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3" table:number-rows-spanned="1">
            <text:p>Source B</text:p>
          </table:table-cell>
          <table:covered-table-cell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number-columns-repeated="2"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ALU</text:p>
          </table:table-cell>
          <table:table-cell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41" office:value-type="string" calcext:value-type="string">
            <text:p>BITW</text:p>
          </table:table-cell>
          <table:table-cell table:style-name="ce19" office:value-type="string" calcext:value-type="string">
            <text:p>AND, OR, XOR, IMPLIES</text:p>
          </table:table-cell>
          <table:table-cell table:style-name="ce56" office:value-type="float" office:value="1" calcext:value-type="float">
            <text:p>1</text:p>
          </table:table-cell>
          <table:table-cell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Source A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15" draw:text-style-name="P2" svg:width="0.9303in" svg:height="1.0307in" svg:x="5.6205in" svg:y="6.8858in" draw:caption-point-x="0.6421in" draw:caption-point-y="-0.3193in">
              <dc:creator>Unknown Author</dc:creator>
              <dc:date>2026-03-23T20:20:35</dc:date>
              <text:p text:style-name="P1"><text:span text:style-name="T1">00: AND</text:span></text:p>
              <text:p text:style-name="P1"><text:span text:style-name="T1">01: OR</text:span></text:p>
              <text:p text:style-name="P1"><text:span text:style-name="T1">10: XOR</text:span></text:p>
              <text:p text:style-name="P1"><text:span text:style-name="T1">11: IMP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3" table:number-rows-spanned="1">
            <text:p>Source B</text:p>
          </table:table-cell>
          <table:covered-table-cell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number-columns-repeated="2"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ALU</text:p>
          </table:table-cell>
          <table:table-cell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41" office:value-type="string" calcext:value-type="string">
            <text:p>BNTW</text:p>
          </table:table-cell>
          <table:table-cell table:style-name="ce19" office:value-type="string" calcext:value-type="string">
            <text:p>NAND, NOR, XNOR, NIMPLIES</text:p>
          </table:table-cell>
          <table:table-cell table:style-name="ce56" office:value-type="float" office:value="1" calcext:value-type="float">
            <text:p>1</text:p>
          </table:table-cell>
          <table:table-cell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Source A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15" draw:text-style-name="P2" svg:width="0.9303in" svg:height="1.0307in" svg:x="5.6205in" svg:y="7.1043in" draw:caption-point-x="0.6421in" draw:caption-point-y="-0.3193in">
              <dc:creator>Unknown Author</dc:creator>
              <dc:date>2026-03-23T20:20:50</dc:date>
              <text:p text:style-name="P1"><text:span text:style-name="T1">00: NAND</text:span></text:p>
              <text:p text:style-name="P1"><text:span text:style-name="T1">01: NOR</text:span></text:p>
              <text:p text:style-name="P1"><text:span text:style-name="T1">10: XNOR</text:span></text:p>
              <text:p text:style-name="P1"><text:span text:style-name="T1">11: NIMP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3" table:number-rows-spanned="1">
            <text:p>Source B</text:p>
          </table:table-cell>
          <table:covered-table-cell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number-columns-repeated="2"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ALU</text:p>
          </table:table-cell>
          <table:table-cell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24" office:value-type="float" office:value="28" calcext:value-type="float">
            <text:p>28</text:p>
          </table:table-cell>
          <table:table-cell table:style-name="ce45" office:value-type="string" calcext:value-type="string">
            <text:p>BSH</text:p>
          </table:table-cell>
          <table:table-cell table:style-name="ce24" office:value-type="string" calcext:value-type="string">
            <text:p>Barrel shift register by register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Source A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16" draw:text-style-name="P2" svg:width="2.287in" svg:height="0.8957in" svg:x="7.2929in" svg:y="5.3965in" draw:caption-point-x="-1.0303in" draw:caption-point-y="1.6075in">
              <dc:creator>Unknown Author</dc:creator>
              <dc:date>2025-10-26T00:00:00</dc:date>
              <text:p text:style-name="P1"><text:span text:style-name="T1">00: logical shift left (BSL)</text:span></text:p>
              <text:p text:style-name="P1"><text:span text:style-name="T1">01: logical shift right (BSR)</text:span></text:p>
              <text:p text:style-name="P1"><text:span text:style-name="T1">10: rotate left (ROL)</text:span></text:p>
              <text:p text:style-name="P1"><text:span text:style-name="T1">11: arithmetic shift right (BSXR)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3" table:number-rows-spanned="1">
            <text:p>Source B</text:p>
          </table:table-cell>
          <table:covered-table-cell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number-columns-repeated="2"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BSU</text:p>
          </table:table-cell>
          <table:table-cell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24" office:value-type="float" office:value="29" calcext:value-type="float">
            <text:p>29</text:p>
          </table:table-cell>
          <table:table-cell table:style-name="ce45" office:value-type="string" calcext:value-type="string">
            <text:p>BSHI</text:p>
          </table:table-cell>
          <table:table-cell table:style-name="ce24" office:value-type="string" calcext:value-type="string">
            <text:p>Barrel shift register by immedia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446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Source A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16" draw:text-style-name="P2" svg:width="2.287in" svg:height="0.8957in" svg:x="7.2929in" svg:y="5.6154in" draw:caption-point-x="-1.0303in" draw:caption-point-y="1.6075in">
              <dc:creator>Unknown Author</dc:creator>
              <dc:date>2025-10-26T00:00:00</dc:date>
              <text:p text:style-name="P1"><text:span text:style-name="T1">00: logical shift left (BSL)</text:span></text:p>
              <text:p text:style-name="P1"><text:span text:style-name="T1">01: logical shift right (BSR)</text:span></text:p>
              <text:p text:style-name="P1"><text:span text:style-name="T1">10: rotate left (ROL)</text:span></text:p>
              <text:p text:style-name="P1"><text:span text:style-name="T1">11: arithmetic shift right (BSXR)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3" table:number-rows-spanned="1">
            <text:p>Immediate</text:p>
          </table:table-cell>
          <table:covered-table-cell table:style-name="ce95"/>
          <table:covered-table-cell table:style-name="ce83"/>
          <table:table-cell table:style-name="ce113" office:value-type="string" calcext:value-type="string">
            <text:p>No</text:p>
          </table:table-cell>
          <table:table-cell table:number-columns-repeated="2"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BSU</text:p>
          </table:table-cell>
          <table:table-cell table:style-name="ce37" office:value-type="string" calcext:value-type="string">
            <text:p>Yes</text:p>
          </table:table-cell>
          <table:table-cell table:number-columns-repeated="25"/>
          <table:table-cell office:value-type="string" calcext:value-type="string">
            <text:p><text:s/></text:p>
          </table:table-cell>
          <table:table-cell table:number-columns-repeated="16330"/>
        </table:table-row>
        <table:table-row table:style-name="ro1">
          <table:table-cell table:style-name="ce24" office:value-type="float" office:value="30" calcext:value-type="float">
            <text:p>30</text:p>
          </table:table-cell>
          <table:table-cell table:style-name="ce45" office:value-type="string" calcext:value-type="string">
            <text:p>MDO</text:p>
          </table:table-cell>
          <table:table-cell table:style-name="ce24" office:value-type="string" calcext:value-type="string">
            <text:p>Multiply, divide and modulus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44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Source A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6" draw:text-style-name="P2" svg:width="0.9303in" svg:height="1.6343in" svg:x="5.6205in" svg:y="7.7606in" draw:caption-point-x="0.6421in" draw:caption-point-y="-0.3193in">
              <dc:creator>Unknown Author</dc:creator>
              <dc:date>2025-03-07T00:00:00</dc:date>
              <text:p text:style-name="P1"><text:span text:style-name="T1">00: multiply, save low bits (MUL)</text:span></text:p>
              <text:p text:style-name="P1"><text:span text:style-name="T1">01: multiply, save high bits (MULU)</text:span></text:p>
              <text:p text:style-name="P1"><text:span text:style-name="T1">10: divide (DIV)</text:span></text:p>
              <text:p text:style-name="P1"><text:span text:style-name="T1">11: modulo (MOD)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3" table:number-rows-spanned="1">
            <text:p>Source B</text:p>
          </table:table-cell>
          <table:covered-table-cell table:style-name="ce95"/>
          <table:covered-table-cell table:style-name="ce83"/>
          <table:table-cell table:style-name="ce37" office:value-type="string" calcext:value-type="string">
            <office:annotation draw:style-name="gr17" svg:width="2.889in" svg:height="0.2366in" svg:x="8.0445in" svg:y="6.826in" draw:caption-point-x="-0.2713in" draw:caption-point-y="0.6154in">
              <dc:creator>Unknown Author</dc:creator>
              <dc:date>2026-03-23T19:49:51</dc:date>
              <text:p>Halts until finished calculating</text:p>
            </office:annotation>
            <text:p>Yes</text:p>
          </table:table-cell>
          <table:table-cell table:number-columns-repeated="2" table:style-name="ce37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37" office:value-type="string" calcext:value-type="string">
            <text:p>CMU</text:p>
          </table:table-cell>
          <table:table-cell table:style-name="ce113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46" office:value-type="string" calcext:value-type="string">
            <text:p>BTC</text:p>
          </table:table-cell>
          <table:table-cell table:style-name="ce25" office:value-type="string" calcext:value-type="string">
            <text:p>Square root and bit countin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9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95"/>
          <table:table-cell table:style-name="ce93" office:value-type="string" calcext:value-type="string" table:number-columns-spanned="3" table:number-rows-spanned="1">
            <text:p>Source A</text:p>
          </table:table-cell>
          <table:covered-table-cell table:number-columns-repeated="2" table:style-name="ce95"/>
          <table:table-cell table:style-name="ce93" office:value-type="string" calcext:value-type="string" table:number-columns-spanned="2" table:number-rows-spanned="1">
            <office:annotation draw:style-name="gr6" draw:text-style-name="P2" svg:width="2.3079in" svg:height="1.6343in" svg:x="5.6205in" svg:y="7.9795in" draw:caption-point-x="0.6421in" draw:caption-point-y="-0.3193in">
              <dc:creator>Unknown Author</dc:creator>
              <dc:date>2026-03-18T18:02:09</dc:date>
              <text:p text:style-name="P1"><text:span text:style-name="T1">00: square root (SQRT)</text:span></text:p>
              <text:p text:style-name="P1"><text:span text:style-name="T1">01: count leading zeros (CLZ)</text:span></text:p>
              <text:p text:style-name="P1"><text:span text:style-name="T1">10: count trailing zeros (CTZ)</text:span></text:p>
              <text:p text:style-name="P1"><text:span text:style-name="T1">11: count ones (POPCNT)</text:span></text:p>
            </office:annotation>
            <text:p>Type</text:p>
          </table:table-cell>
          <table:covered-table-cell table:style-name="ce95"/>
          <table:table-cell table:style-name="ce93" office:value-type="string" calcext:value-type="string" table:number-columns-spanned="3" table:number-rows-spanned="1">
            <office:annotation draw:style-name="gr18" svg:width="3.1209in" svg:height="0.6217in" svg:x="7.2634in" svg:y="7.0657in" draw:caption-point-x="-0.2402in" draw:caption-point-y="0.5945in">
              <dc:creator>Unknown Author</dc:creator>
              <dc:date>2025-10-31T00:00:00</dc:date>
              <text:p>SQRT: “bit precision” or iterative limit</text:p>
              <text:p>CLZ/CTZ: Start position offset (skip lower bits)</text:p>
              <text:p>POPCNT: Mask upper bits (count only N LSBs)</text:p>
            </office:annotation>
            <text:p>Immediate</text:p>
          </table:table-cell>
          <table:covered-table-cell table:style-name="ce95"/>
          <table:covered-table-cell table:style-name="ce83"/>
          <table:table-cell table:style-name="ce37" office:value-type="string" calcext:value-type="string">
            <office:annotation draw:style-name="gr17" svg:width="2.889in" svg:height="0.2366in" svg:x="8.0445in" svg:y="7.0449in" draw:caption-point-x="-0.2713in" draw:caption-point-y="0.6154in">
              <dc:creator>Unknown Author</dc:creator>
              <dc:date>2026-03-23T19:49:51</dc:date>
              <text:p>Halts until finished calculating</text:p>
            </office:annotation>
            <text:p>Yes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2" table:style-name="ce117" office:value-type="string" calcext:value-type="string">
            <text:p>No</text:p>
          </table:table-cell>
          <table:table-cell table:style-name="ce114" office:value-type="string" calcext:value-type="string">
            <text:p>CMU</text:p>
          </table:table-cell>
          <table:table-cell table:style-name="ce11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33" table:number-columns-spanned="26" table:number-rows-spanned="1"/>
          <table:covered-table-cell table:number-columns-repeated="25" table:style-name="ce33"/>
          <table:table-cell table:number-columns-repeated="16356"/>
        </table:table-row>
        <table:table-row table:style-name="ro1" table:number-rows-repeated="1048538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egister map" table:style-name="ta2">
        <table:table-column table:style-name="co8" table:number-columns-repeated="19" table:default-cell-style-name="ce124"/>
        <table:table-column table:style-name="co6" table:number-columns-repeated="16365"/>
        <table:table-row table:style-name="ro2">
          <table:table-cell table:number-columns-repeated="19"/>
          <table:table-cell table:style-name="ce124" table:number-columns-repeated="16365"/>
        </table:table-row>
        <table:table-row table:style-name="ro2">
          <table:table-cell/>
          <table:table-cell table:style-name="ce126" office:value-type="string" calcext:value-type="string" table:number-columns-spanned="17" table:number-rows-spanned="1">
            <text:p>Processor Registers</text:p>
          </table:table-cell>
          <table:covered-table-cell table:number-columns-repeated="15" table:style-name="ce128"/>
          <table:covered-table-cell table:style-name="ce131"/>
          <table:table-cell/>
          <table:table-cell table:style-name="ce124" table:number-columns-repeated="16365"/>
        </table:table-row>
        <table:table-row table:style-name="ro2">
          <table:table-cell/>
          <table:table-cell table:style-name="ce127" office:value-type="string" calcext:value-type="string">
            <text:p>Bit</text:p>
          </table:table-cell>
          <table:table-cell table:style-name="ce129" office:value-type="float" office:value="7" calcext:value-type="float" table:number-columns-spanned="2" table:number-rows-spanned="1">
            <text:p>7</text:p>
          </table:table-cell>
          <table:covered-table-cell table:style-name="ce131"/>
          <table:table-cell table:style-name="ce129" office:value-type="float" office:value="6" calcext:value-type="float" table:number-columns-spanned="2" table:number-rows-spanned="1">
            <text:p>6</text:p>
          </table:table-cell>
          <table:covered-table-cell table:style-name="ce131"/>
          <table:table-cell table:style-name="ce129" office:value-type="float" office:value="5" calcext:value-type="float" table:number-columns-spanned="2" table:number-rows-spanned="1">
            <text:p>5</text:p>
          </table:table-cell>
          <table:covered-table-cell table:style-name="ce131"/>
          <table:table-cell table:style-name="ce129" office:value-type="float" office:value="4" calcext:value-type="float" table:number-columns-spanned="2" table:number-rows-spanned="1">
            <text:p>4</text:p>
          </table:table-cell>
          <table:covered-table-cell table:style-name="ce131"/>
          <table:table-cell table:style-name="ce129" office:value-type="float" office:value="3" calcext:value-type="float" table:number-columns-spanned="2" table:number-rows-spanned="1">
            <text:p>3</text:p>
          </table:table-cell>
          <table:covered-table-cell table:style-name="ce131"/>
          <table:table-cell table:style-name="ce129" office:value-type="float" office:value="2" calcext:value-type="float" table:number-columns-spanned="2" table:number-rows-spanned="1">
            <text:p>2</text:p>
          </table:table-cell>
          <table:covered-table-cell table:style-name="ce131"/>
          <table:table-cell table:style-name="ce129" office:value-type="float" office:value="1" calcext:value-type="float" table:number-columns-spanned="2" table:number-rows-spanned="1">
            <text:p>1</text:p>
          </table:table-cell>
          <table:covered-table-cell table:style-name="ce131"/>
          <table:table-cell table:style-name="ce129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/>
          <table:table-cell table:style-name="ce124" table:number-columns-repeated="16365"/>
        </table:table-row>
        <table:table-row table:style-name="ro2">
          <table:table-cell/>
          <table:table-cell table:style-name="ce127" office:value-type="string" calcext:value-type="string">
            <text:p>Status</text:p>
          </table:table-cell>
          <table:table-cell table:style-name="ce129" office:value-type="string" calcext:value-type="string" table:number-columns-spanned="2" table:number-rows-spanned="1">
            <text:p>SIGN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ZERO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OVERFLOW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AUX_CARRY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reserved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PARITY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reserved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CARRY</text:p>
          </table:table-cell>
          <table:covered-table-cell table:style-name="ce131"/>
          <table:table-cell/>
          <table:table-cell table:style-name="ce124" table:number-columns-repeated="16365"/>
        </table:table-row>
        <table:table-row table:style-name="ro2">
          <table:table-cell/>
          <table:table-cell table:style-name="ce127" office:value-type="string" calcext:value-type="string">
            <text:p>Control</text:p>
          </table:table-cell>
          <table:table-cell table:style-name="ce129" office:value-type="string" calcext:value-type="string" table:number-columns-spanned="2" table:number-rows-spanned="1">
            <text:p>KERNEL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reserved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HALT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reserved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reserved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reserved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PAGE JUMP</text:p>
          </table:table-cell>
          <table:covered-table-cell table:style-name="ce131"/>
          <table:table-cell table:style-name="ce129" office:value-type="string" calcext:value-type="string" table:number-columns-spanned="2" table:number-rows-spanned="1">
            <text:p>ALT COND</text:p>
          </table:table-cell>
          <table:covered-table-cell table:style-name="ce131"/>
          <table:table-cell/>
          <table:table-cell table:style-name="ce124" table:number-columns-repeated="16365"/>
        </table:table-row>
        <table:table-row table:style-name="ro2">
          <table:table-cell table:number-columns-repeated="19"/>
          <table:table-cell table:style-name="ce124" table:number-columns-repeated="16365"/>
        </table:table-row>
        <table:table-row table:style-name="ro2">
          <table:table-cell/>
          <table:table-cell table:style-name="ce126" office:value-type="string" calcext:value-type="string" table:number-columns-spanned="3" table:number-rows-spanned="1">
            <text:p>Reserved Interrupts</text:p>
          </table:table-cell>
          <table:covered-table-cell table:number-columns-repeated="2" table:style-name="ce128"/>
          <table:table-cell/>
          <table:table-cell table:style-name="ce126" office:value-type="string" calcext:value-type="string" table:number-columns-spanned="3" table:number-rows-spanned="1">
            <text:p>Timer word</text:p>
          </table:table-cell>
          <table:covered-table-cell table:number-columns-repeated="2" table:style-name="ce128"/>
          <table:table-cell table:number-columns-repeated="11"/>
          <table:table-cell table:style-name="ce124" table:number-columns-repeated="16365"/>
        </table:table-row>
        <table:table-row table:style-name="ro2">
          <table:table-cell/>
          <table:table-cell table:style-name="ce127" office:value-type="float" office:value="63" calcext:value-type="float">
            <text:p>63</text:p>
          </table:table-cell>
          <table:table-cell table:style-name="ce130" office:value-type="string" calcext:value-type="string" table:number-columns-spanned="2" table:number-rows-spanned="1">
            <text:p>RESET</text:p>
          </table:table-cell>
          <table:covered-table-cell table:style-name="ce130"/>
          <table:table-cell/>
          <table:table-cell table:style-name="ce127" office:value-type="float" office:value="7" calcext:value-type="float">
            <text:p>7</text:p>
          </table:table-cell>
          <table:table-cell table:style-name="ce130" office:value-type="string" calcext:value-type="string" table:number-columns-spanned="2" table:number-rows-spanned="1">
            <text:p>Pending</text:p>
          </table:table-cell>
          <table:covered-table-cell table:style-name="ce130"/>
          <table:table-cell table:number-columns-repeated="11"/>
          <table:table-cell table:style-name="ce124" table:number-columns-repeated="16365"/>
        </table:table-row>
        <table:table-row table:style-name="ro2">
          <table:table-cell/>
          <table:table-cell table:style-name="ce127" office:value-type="float" office:value="62" calcext:value-type="float">
            <text:p>62</text:p>
          </table:table-cell>
          <table:table-cell table:style-name="ce130" office:value-type="string" calcext:value-type="string" table:number-columns-spanned="2" table:number-rows-spanned="1">
            <text:p>PANIC</text:p>
          </table:table-cell>
          <table:covered-table-cell table:style-name="ce130"/>
          <table:table-cell/>
          <table:table-cell table:style-name="ce127" office:value-type="float" office:value="6" calcext:value-type="float">
            <text:p>6</text:p>
          </table:table-cell>
          <table:table-cell table:style-name="ce130" office:value-type="string" calcext:value-type="string" table:number-columns-spanned="2" table:number-rows-spanned="1">
            <text:p>IRQ enable</text:p>
          </table:table-cell>
          <table:covered-table-cell table:style-name="ce130"/>
          <table:table-cell table:number-columns-repeated="11"/>
          <table:table-cell table:style-name="ce124" table:number-columns-repeated="16365"/>
        </table:table-row>
        <table:table-row table:style-name="ro2">
          <table:table-cell/>
          <table:table-cell table:style-name="ce127" office:value-type="float" office:value="61" calcext:value-type="float">
            <text:p>61</text:p>
          </table:table-cell>
          <table:table-cell table:style-name="ce130" office:value-type="string" calcext:value-type="string" table:number-columns-spanned="2" table:number-rows-spanned="1">
            <text:p>INVALID_OP</text:p>
          </table:table-cell>
          <table:covered-table-cell table:style-name="ce130"/>
          <table:table-cell/>
          <table:table-cell table:style-name="ce127" office:value-type="float" office:value="5" calcext:value-type="float">
            <text:p>5</text:p>
          </table:table-cell>
          <table:table-cell table:style-name="ce130" table:number-columns-spanned="2" table:number-rows-spanned="1"/>
          <table:covered-table-cell table:style-name="ce130"/>
          <table:table-cell table:number-columns-repeated="11"/>
          <table:table-cell table:style-name="ce124" table:number-columns-repeated="16365"/>
        </table:table-row>
        <table:table-row table:style-name="ro2">
          <table:table-cell/>
          <table:table-cell table:style-name="ce127" office:value-type="float" office:value="60" calcext:value-type="float">
            <text:p>60</text:p>
          </table:table-cell>
          <table:table-cell table:style-name="ce130" office:value-type="string" calcext:value-type="string" table:number-columns-spanned="2" table:number-rows-spanned="1">
            <text:p>DIV_BY_ZERO</text:p>
          </table:table-cell>
          <table:covered-table-cell table:style-name="ce130"/>
          <table:table-cell/>
          <table:table-cell table:style-name="ce127" office:value-type="float" office:value="4" calcext:value-type="float">
            <text:p>4</text:p>
          </table:table-cell>
          <table:table-cell table:style-name="ce130" table:number-columns-spanned="2" table:number-rows-spanned="1"/>
          <table:covered-table-cell table:style-name="ce130"/>
          <table:table-cell table:number-columns-repeated="11"/>
          <table:table-cell table:style-name="ce124" table:number-columns-repeated="16365"/>
        </table:table-row>
        <table:table-row table:style-name="ro2">
          <table:table-cell/>
          <table:table-cell table:style-name="ce127" office:value-type="float" office:value="59" calcext:value-type="float">
            <text:p>59</text:p>
          </table:table-cell>
          <table:table-cell table:style-name="ce130" office:value-type="string" calcext:value-type="string" table:number-columns-spanned="2" table:number-rows-spanned="1">
            <text:p>MEM_FAULT</text:p>
          </table:table-cell>
          <table:covered-table-cell table:style-name="ce130"/>
          <table:table-cell/>
          <table:table-cell table:style-name="ce127" office:value-type="float" office:value="3" calcext:value-type="float">
            <text:p>3</text:p>
          </table:table-cell>
          <table:table-cell table:style-name="ce130" office:value-type="string" calcext:value-type="string" table:number-columns-spanned="2" table:number-rows-spanned="1">
            <text:p>Prescale 1</text:p>
          </table:table-cell>
          <table:covered-table-cell table:style-name="ce130"/>
          <table:table-cell table:number-columns-repeated="11"/>
          <table:table-cell table:style-name="ce124" table:number-columns-repeated="16365"/>
        </table:table-row>
        <table:table-row table:style-name="ro2">
          <table:table-cell/>
          <table:table-cell table:style-name="ce127" office:value-type="float" office:value="58" calcext:value-type="float">
            <text:p>58</text:p>
          </table:table-cell>
          <table:table-cell table:style-name="ce130" office:value-type="string" calcext:value-type="string" table:number-columns-spanned="2" table:number-rows-spanned="1">
            <text:p>STACK_FAULT</text:p>
          </table:table-cell>
          <table:covered-table-cell table:style-name="ce130"/>
          <table:table-cell/>
          <table:table-cell table:style-name="ce127" office:value-type="float" office:value="2" calcext:value-type="float">
            <text:p>2</text:p>
          </table:table-cell>
          <table:table-cell table:style-name="ce130" office:value-type="string" calcext:value-type="string" table:number-columns-spanned="2" table:number-rows-spanned="1">
            <text:p>Prescale 0</text:p>
          </table:table-cell>
          <table:covered-table-cell table:style-name="ce130"/>
          <table:table-cell table:number-columns-repeated="11"/>
          <table:table-cell table:style-name="ce124" table:number-columns-repeated="16365"/>
        </table:table-row>
        <table:table-row table:style-name="ro2">
          <table:table-cell/>
          <table:table-cell table:style-name="ce127" office:value-type="float" office:value="57" calcext:value-type="float">
            <text:p>57</text:p>
          </table:table-cell>
          <table:table-cell table:style-name="ce130" office:value-type="string" calcext:value-type="string" table:number-columns-spanned="2" table:number-rows-spanned="1">
            <text:p>TRAP</text:p>
          </table:table-cell>
          <table:covered-table-cell table:style-name="ce130"/>
          <table:table-cell/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 table:number-columns-spanned="2" table:number-rows-spanned="1">
            <text:p>Periodic</text:p>
          </table:table-cell>
          <table:covered-table-cell table:style-name="ce130"/>
          <table:table-cell table:number-columns-repeated="11"/>
          <table:table-cell table:style-name="ce124" table:number-columns-repeated="16365"/>
        </table:table-row>
        <table:table-row table:style-name="ro2">
          <table:table-cell/>
          <table:table-cell table:style-name="ce127" office:value-type="float" office:value="56" calcext:value-type="float">
            <text:p>56</text:p>
          </table:table-cell>
          <table:table-cell table:style-name="ce130" office:value-type="string" calcext:value-type="string" table:number-columns-spanned="2" table:number-rows-spanned="1">
            <text:p>TIMER</text:p>
          </table:table-cell>
          <table:covered-table-cell table:style-name="ce130"/>
          <table:table-cell/>
          <table:table-cell table:style-name="ce127" office:value-type="float" office:value="0" calcext:value-type="float">
            <text:p>0</text:p>
          </table:table-cell>
          <table:table-cell table:style-name="ce130" office:value-type="string" calcext:value-type="string" table:number-columns-spanned="2" table:number-rows-spanned="1">
            <text:p>Enable</text:p>
          </table:table-cell>
          <table:covered-table-cell table:style-name="ce130"/>
          <table:table-cell table:number-columns-repeated="11"/>
          <table:table-cell table:style-name="ce124" table:number-columns-repeated="16365"/>
        </table:table-row>
        <table:table-row table:style-name="ro2" table:number-rows-repeated="6">
          <table:table-cell table:number-columns-repeated="19"/>
          <table:table-cell table:style-name="ce124" table:number-columns-repeated="16365"/>
        </table:table-row>
        <table:table-row table:style-name="ro3" table:number-rows-repeated="13">
          <table:table-cell table:number-columns-repeated="19"/>
          <table:table-cell table:style-name="ce124" table:number-columns-repeated="16365"/>
        </table:table-row>
        <table:table-row table:style-name="ro3" table:number-rows-repeated="7">
          <table:table-cell table:style-name="ce125" table:number-columns-repeated="19"/>
          <table:table-cell table:style-name="ce124" table:number-columns-repeated="16365"/>
        </table:table-row>
        <table:table-row table:style-name="ro4" table:number-rows-repeated="955">
          <table:table-cell table:style-name="ce125" table:number-columns-repeated="19"/>
          <table:table-cell table:style-name="ce124" table:number-columns-repeated="16365"/>
        </table:table-row>
        <table:table-row table:style-name="ro1" table:number-rows-repeated="1047571">
          <table:table-cell table:number-columns-repeated="19"/>
          <table:table-cell table:style-name="ce124" table:number-columns-repeated="16365"/>
        </table:table-row>
        <table:table-row table:style-name="ro5" table:number-rows-repeated="8">
          <table:table-cell table:number-columns-repeated="19"/>
          <table:table-cell table:style-name="ce124" table:number-columns-repeated="16365"/>
        </table:table-row>
        <table:table-row table:style-name="ro5">
          <table:table-cell table:number-columns-repeated="19"/>
          <table:table-cell table:style-name="ce124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21:21:12.9823727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CP_20_isa" style:display-name="PageStyle_VCP i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PU_20_isa" style:display-name="PageStyle_CPU is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no_20_screen" style:display-name="PageStyle_Mono scre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lor_20_screen" style:display-name="PageStyle_Color scre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ory_20_map" style:display-name="PageStyle_Memory m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7T21:22:35.147704633</dc:date>
    <meta:generator>LibreOffice/26.2.1.2$Linux_X86_64 LibreOffice_project/8399f6259d8c87f40e7255cdb3c9b958f5e08948</meta:generator>
    <meta:editing-duration>P1DT19H19M28S</meta:editing-duration>
    <meta:editing-cycles>81</meta:editing-cycles>
    <meta:print-date>2026-03-23T19:52:55.515488815</meta:print-date>
    <meta:printed-by>PDF files</meta:printed-by>
    <meta:document-statistic meta:table-count="2" meta:cell-count="683" meta:object-count="0"/>
    <meta:user-defined meta:name="AppVersion">16.0300</meta:user-defined>
  </office:meta>
</office:document-meta>
</file>